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/>
    </style:style>
    <style:style style:name="P4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T1" style:family="text">
      <style:text-properties fo:font-size="10pt"/>
    </style:style>
    <style:style style:name="gr1" style:family="graphic">
      <style:graphic-properties draw:fill="solid" draw:fill-color="#c0c0c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Ultrafine_20_Dashed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Ultrafine_20_Dashed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draw:stroke-dash="Ultrafine_20_Dashed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dash" draw:stroke-dash="Ultrafine_20_Dashed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dash" draw:stroke-dash="Ultrafine_20_Dashed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vide Support Call flow for issues/complaints:</text:p>
      <text:p text:style-name="P2"><draw:rect text:anchor-type="paragraph" draw:z-index="0" draw:style-name="gr1" draw:text-style-name="P3" svg:width="2.6988in" svg:height="0.3961in" svg:x="2.2756in" svg:y="0.1437in"><text:p text:style-name="P3"><text:span text:style-name="T1">new issue?</text:span></text:p><text:p text:style-name="P3"><text:span text:style-name="T1">(reported internal or by relation)</text:span></text:p></draw:rect></text:p>
      <text:p text:style-name="P4"/>
      <text:p text:style-name="P2"/>
      <text:p text:style-name="P2"><draw:rect text:anchor-type="paragraph" draw:z-index="2" draw:style-name="gr1" draw:text-style-name="P3" svg:width="2.0213in" svg:height="0.2634in" svg:x="1.0354in" svg:y="0.7283in"><text:p text:style-name="P3"><text:span text:style-name="T1">is customer email set?</text:span></text:p></draw:rect><draw:rect text:anchor-type="paragraph" draw:z-index="3" draw:style-name="gr1" draw:text-style-name="P3" svg:width="2.313in" svg:height="0.4122in" svg:x="4.0161in" svg:y="0.7154in"><text:p text:style-name="P3"><text:span text:style-name="T1">has the customer email </text:span></text:p><text:p text:style-name="P3"><text:span text:style-name="T1">changed <text:s/>or new set?</text:span></text:p></draw:rect><draw:rect text:anchor-type="paragraph" draw:z-index="4" draw:style-name="gr1" draw:text-style-name="P3" svg:width="2.1878in" svg:height="0.4559in" svg:x="1.0161in" svg:y="2.3929in"><text:p text:style-name="P3"><text:span text:style-name="T1">is a user assigned?</text:span></text:p></draw:rect><draw:rect text:anchor-type="paragraph" draw:z-index="5" draw:style-name="gr1" draw:text-style-name="P3" svg:width="2.3961in" svg:height="0.2787in" svg:x="3.6098in" svg:y="1.6299in"><text:p text:style-name="P5"><text:span text:style-name="T1">is the issue reopened?</text:span></text:p></draw:rect><draw:rect text:anchor-type="paragraph" draw:z-index="6" draw:style-name="gr1" draw:text-style-name="P3" svg:width="2.1878in" svg:height="0.2476in" svg:x="2.0992in" svg:y="7.8484in"><text:p text:style-name="P3"><text:span text:style-name="T1">end of flow</text:span></text:p></draw:rect><draw:line text:anchor-type="paragraph" draw:z-index="7" draw:style-name="gr2" draw:text-style-name="P5" svg:x1="1.6724in" svg:y1="2.8484in" svg:x2="1.0161in" svg:y2="3.302in"><text:p/></draw:line><draw:rect text:anchor-type="paragraph" draw:z-index="8" draw:style-name="gr3" draw:text-style-name="P3" svg:width="1.7622in" svg:height="0.4362in" svg:x="0.2543in" svg:y="1.4827in"><text:p text:style-name="P3"><text:span text:style-name="T1">send 'new issue' </text:span></text:p><text:p text:style-name="P3"><text:span text:style-name="T1">email to customer</text:span></text:p></draw:rect><draw:line text:anchor-type="paragraph" draw:z-index="10" draw:style-name="gr2" draw:text-style-name="P5" svg:x1="1.7244in" svg:y1="0.9917in" svg:x2="1.089in" svg:y2="1.4827in"><text:p/></draw:line><draw:line text:anchor-type="paragraph" draw:z-index="9" draw:style-name="gr2" draw:text-style-name="P5" svg:x1="3.3496in" svg:y1="0.0543in" svg:x2="2.4016in" svg:y2="0.7287in"><text:p/></draw:line><draw:line text:anchor-type="paragraph" draw:z-index="11" draw:style-name="gr2" draw:text-style-name="P5" svg:x1="2.7244in" svg:y1="0.9917in" svg:x2="2.7244in" svg:y2="2.4083in"><text:p/></draw:line><draw:rect text:anchor-type="paragraph" draw:z-index="1" draw:style-name="gr4" draw:text-style-name="P3" svg:width="0.5941in" svg:height="0.2713in" svg:x="2.1618in" svg:y="0.1165in"><text:p text:style-name="P3"><text:span text:style-name="T1">yes</text:span></text:p></draw:rect><draw:rect text:anchor-type="paragraph" draw:z-index="12" draw:style-name="gr4" draw:text-style-name="P3" svg:width="0.5941in" svg:height="0.2713in" svg:x="4.1827in" svg:y="0.1063in"><text:p text:style-name="P3"><text:span text:style-name="T1">no</text:span></text:p></draw:rect><draw:rect text:anchor-type="paragraph" draw:z-index="13" draw:style-name="gr4" draw:text-style-name="P3" svg:width="0.5941in" svg:height="0.2713in" svg:x="0.4016in" svg:y="1.0925in"><text:p text:style-name="P3"><text:span text:style-name="T1">yes</text:span></text:p></draw:rect><draw:rect text:anchor-type="paragraph" draw:z-index="14" draw:style-name="gr4" draw:text-style-name="P3" svg:width="0.3232in" svg:height="0.2713in" svg:x="2.2661in" svg:y="1.4535in"><text:p text:style-name="P3"><text:span text:style-name="T1">no</text:span></text:p></draw:rect><draw:line text:anchor-type="paragraph" draw:z-index="15" draw:style-name="gr2" draw:text-style-name="P5" svg:x1="1.1929in" svg:y1="1.9189in" svg:x2="1.6094in" svg:y2="2.4087in"><text:p/></draw:line><draw:rect text:anchor-type="paragraph" draw:z-index="16" draw:style-name="gr3" draw:text-style-name="P3" svg:width="1.7622in" svg:height="0.9921in" svg:x="0.2543in" svg:y="3.302in"><text:p text:style-name="P3"><text:span text:style-name="T1">1. send 'user assigned' </text:span></text:p><text:p text:style-name="P3"><text:span text:style-name="T1">email to customer</text:span></text:p><text:p text:style-name="P3"><text:span text:style-name="T1"/></text:p><text:p text:style-name="P3"><text:span text:style-name="T1">2. send both old and </text:span></text:p><text:p text:style-name="P3"><text:span text:style-name="T1">new user a note</text:span></text:p></draw:rect><draw:line text:anchor-type="paragraph" draw:z-index="17" draw:style-name="gr5" draw:text-style-name="P5" svg:x1="4.0161in" svg:y1="0.8457in" svg:x2="3.0563in" svg:y2="0.8457in"><text:p/></draw:line><draw:line text:anchor-type="paragraph" draw:z-index="18" draw:style-name="gr2" draw:text-style-name="P5" svg:x1="1.2035in" svg:y1="4.2937in" svg:x2="2.7453in" svg:y2="5.5126in"><text:p/></draw:line><draw:line text:anchor-type="paragraph" draw:z-index="19" draw:style-name="gr2" draw:text-style-name="P5" svg:x1="2.7453in" svg:y1="2.9083in" svg:x2="2.7453in" svg:y2="7.8484in"><text:p/></draw:line><draw:line text:anchor-type="paragraph" draw:z-index="20" draw:style-name="gr2" draw:text-style-name="P5" svg:x1="5.1307in" svg:y1="1.1272in" svg:x2="5.1307in" svg:y2="1.5854in"><text:p/></draw:line><draw:rect text:anchor-type="paragraph" draw:z-index="21" draw:style-name="gr1" draw:text-style-name="P3" svg:width="1.8752in" svg:height="0.2787in" svg:x="3.6098in" svg:y="3.798in"><text:p text:style-name="P5"><text:span text:style-name="T1">is the issue closed?</text:span></text:p></draw:rect><draw:rect text:anchor-type="paragraph" draw:z-index="22" draw:style-name="gr1" draw:text-style-name="P3" svg:width="1.9067in" svg:height="0.2787in" svg:x="3.6307in" svg:y="5.6543in"><text:p text:style-name="P5"><text:span text:style-name="T1">has the user changed?</text:span></text:p></draw:rect><draw:rect text:anchor-type="paragraph" draw:z-index="23" draw:style-name="gr3" draw:text-style-name="P3" svg:width="1.7622in" svg:height="0.7768in" svg:x="5.0772in" svg:y="2.5484in"><text:p text:style-name="P3"><text:span text:style-name="T1">1. send 'issue reopened </text:span></text:p><text:p text:style-name="P3"><text:span text:style-name="T1">email to customer</text:span></text:p><text:p text:style-name="P3"><text:span text:style-name="T1"/></text:p><text:p text:style-name="P3"><text:span text:style-name="T1">2. send user a note</text:span></text:p></draw:rect><draw:line text:anchor-type="paragraph" draw:z-index="24" draw:style-name="gr2" draw:text-style-name="P5" svg:x1="5.5575in" svg:y1="1.9083in" svg:x2="5.5575in" svg:y2="2.5335in"><text:p/></draw:line><draw:line text:anchor-type="paragraph" draw:z-index="25" draw:style-name="gr2" draw:text-style-name="P5" svg:x1="4.4327in" svg:y1="1.9083in" svg:x2="4.4327in" svg:y2="3.798in"><text:p/></draw:line><draw:line text:anchor-type="paragraph" draw:z-index="26" draw:style-name="gr6" draw:text-style-name="P5" svg:x1="6.672in" svg:y1="3.3252in" svg:x2="6.672in" svg:y2="7.3772in"><text:p/></draw:line><draw:rect text:anchor-type="paragraph" draw:z-index="27" draw:style-name="gr3" draw:text-style-name="P3" svg:width="1.7622in" svg:height="0.7398in" svg:x="5.0563in" svg:y="4.5854in"><text:p text:style-name="P3"><text:span text:style-name="T1">1. send 'issue closed</text:span></text:p><text:p text:style-name="P3"><text:span text:style-name="T1">email to customer</text:span></text:p><text:p text:style-name="P3"><text:span text:style-name="T1"/></text:p><text:p text:style-name="P3"><text:span text:style-name="T1">2. send note to user</text:span></text:p></draw:rect><draw:line text:anchor-type="paragraph" draw:z-index="28" draw:style-name="gr2" draw:text-style-name="P5" svg:x1="4.4429in" svg:y1="4.0764in" svg:x2="4.4429in" svg:y2="5.6543in"><text:p/></draw:line><draw:line text:anchor-type="paragraph" draw:z-index="29" draw:style-name="gr7" draw:text-style-name="P5" svg:x1="4.4535in" svg:y1="5.9327in" svg:x2="4.4535in" svg:y2="7.398in"><text:p/></draw:line><draw:line text:anchor-type="paragraph" draw:z-index="30" draw:style-name="gr7" draw:text-style-name="P5" svg:x1="6.0264in" svg:y1="5.3252in" svg:x2="6.672in" svg:y2="6.4504in"><text:p/></draw:line><draw:line text:anchor-type="paragraph" draw:z-index="31" draw:style-name="gr2" draw:text-style-name="P5" svg:x1="5.0055in" svg:y1="4.0764in" svg:x2="5.3492in" svg:y2="4.5854in"><text:p/></draw:line><draw:line text:anchor-type="paragraph" draw:z-index="32" draw:style-name="gr8" draw:text-style-name="P5" svg:x1="3.8075in" svg:y1="7.398in" svg:x2="6.6618in" svg:y2="7.398in"><text:p/></draw:line><draw:line text:anchor-type="paragraph" draw:z-index="33" draw:style-name="gr2" draw:text-style-name="P5" svg:x1="3.8075in" svg:y1="7.4083in" svg:x2="3.8075in" svg:y2="7.8484in"><text:p/></draw:line><draw:rect text:anchor-type="paragraph" draw:z-index="34" draw:style-name="gr4" draw:text-style-name="P3" svg:width="0.5941in" svg:height="0.2713in" svg:x="5.3075in" svg:y="1.2453in"><text:p text:style-name="P3"><text:span text:style-name="T1">no</text:span></text:p></draw:rect><draw:rect text:anchor-type="paragraph" draw:z-index="35" draw:style-name="gr4" draw:text-style-name="P3" svg:width="0.3961in" svg:height="0.2713in" svg:x="4.5472in" svg:y="2.5992in"><text:p text:style-name="P3"><text:span text:style-name="T1">no</text:span></text:p></draw:rect><draw:rect text:anchor-type="paragraph" draw:z-index="36" draw:style-name="gr4" draw:text-style-name="P3" svg:width="0.3961in" svg:height="0.2713in" svg:x="4.5055in" svg:y="4.5126in"><text:p text:style-name="P3"><text:span text:style-name="T1">no</text:span></text:p></draw:rect><draw:rect text:anchor-type="paragraph" draw:z-index="37" draw:style-name="gr4" draw:text-style-name="P3" svg:width="0.3961in" svg:height="0.2713in" svg:x="3.9744in" svg:y="6.8319in"><text:p text:style-name="P3"><text:span text:style-name="T1">no</text:span></text:p></draw:rect><draw:rect text:anchor-type="paragraph" draw:z-index="38" draw:style-name="gr4" draw:text-style-name="P3" svg:width="0.3961in" svg:height="0.2713in" svg:x="2.8075in" svg:y="3.9327in"><text:p text:style-name="P3"><text:span text:style-name="T1">no</text:span></text:p></draw:rect><draw:rect text:anchor-type="paragraph" draw:z-index="39" draw:style-name="gr4" draw:text-style-name="P3" svg:width="0.5941in" svg:height="0.2713in" svg:x="1.589in" svg:y="2.9465in"><text:p text:style-name="P3"><text:span text:style-name="T1">yes</text:span></text:p></draw:rect><draw:rect text:anchor-type="paragraph" draw:z-index="40" draw:style-name="gr4" draw:text-style-name="P3" svg:width="0.5941in" svg:height="0.2713in" svg:x="5.6409in" svg:y="1.9882in"><text:p text:style-name="P3"><text:span text:style-name="T1">yes</text:span></text:p></draw:rect><draw:rect text:anchor-type="paragraph" draw:z-index="41" draw:style-name="gr4" draw:text-style-name="P3" svg:width="0.5941in" svg:height="0.2713in" svg:x="5.3492in" svg:y="4.1516in"><text:p text:style-name="P3"><text:span text:style-name="T1">yes</text:span></text:p></draw:rect><draw:rect text:anchor-type="paragraph" draw:z-index="42" draw:style-name="gr4" draw:text-style-name="P3" svg:width="0.5941in" svg:height="0.2713in" svg:x="5.1516in" svg:y="6.0264in"><text:p text:style-name="P3"><text:span text:style-name="T1">yes</text:span></text:p></draw:rect><draw:rect text:anchor-type="paragraph" draw:z-index="43" draw:style-name="gr4" draw:text-style-name="P3" svg:width="0.5941in" svg:height="0.2713in" svg:x="3.3492in" svg:y="0.5299in"><text:p text:style-name="P3"><text:span text:style-name="T1">yes</text:span></text:p></draw:rect><draw:line text:anchor-type="paragraph" draw:z-index="44" draw:style-name="gr8" draw:text-style-name="P5" svg:x1="5.0161in" svg:y1="5.9327in" svg:x2="5.0161in" svg:y2="6.4917in"><text:p/></draw:line><draw:line text:anchor-type="paragraph" draw:z-index="45" draw:style-name="gr8" draw:text-style-name="P5" svg:x1="5.0055in" svg:y1="6.4917in" svg:x2="3.4535in" svg:y2="6.4917in"><text:p/></draw:line><draw:line text:anchor-type="paragraph" draw:z-index="46" draw:style-name="gr9" draw:text-style-name="P5" svg:x1="3.4535in" svg:y1="1.9189in" svg:x2="3.4535in" svg:y2="6.4917in"><text:p/></draw:line><draw:line text:anchor-type="paragraph" draw:z-index="47" draw:style-name="gr10" draw:text-style-name="P5" svg:x1="2.7244in" svg:y1="1.9189in" svg:x2="3.4535in" svg:y2="1.9189in"><text:p/></draw:line><draw:line text:anchor-type="paragraph" draw:z-index="48" draw:style-name="gr2" draw:text-style-name="P5" svg:x1="3.8701in" svg:y1="0.0543in" svg:x2="4.3909in" svg:y2="0.715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9066</meta:generator>
    <meta:creation-date>2006-09-22T11:38:42</meta:creation-date>
    <dc:date>2006-09-22T12:59:45</dc:date>
    <meta:print-date>2006-09-22T12:37:04</meta:print-date>
    <dc:language>en-US</dc:language>
    <meta:editing-cycles>9</meta:editing-cycles>
    <meta:editing-duration>PT1H5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7" meta:character-count="47"/>
  </office:meta>
</office:document-meta>
</file>